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8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8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8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8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8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8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8">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9">
    <style:paragraph-properties fo:margin-top="0in" fo:margin-bottom="0in"/>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10">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1">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12">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office:body>
    <office:text>
      <text:h text:style-name="Heading_20_1" text:outline-level="1"><text:bookmark-start text:name="summary"/>Summary<text:bookmark-end text:name="summary"/></text:h>
      <text:h text:style-name="Heading_20_1" text:outline-level="1"><text:bookmark-start text:name="executive-summary"/>Executive Summary<text:bookmark-end text:name="executive-summary"/></text:h>
      <text:p text:style-name="Horizontal_20_Line"/>
      <text:h text:style-name="Heading_20_2" text:outline-level="2"><text:bookmark-start text:name="web-summary"/>Web Summary<text:bookmark-end text:name="web-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Horizontal_20_Line"/>
      <text:h text:style-name="Heading_20_2" text:outline-level="2"><text:bookmark-start text:name="data-engineer-summary"/>Data Engineer Summary<text:bookmark-end text:name="data-engineer-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p text:style-name="Horizontal_20_Line"/>
      <text:h text:style-name="Heading_20_2" text:outline-level="2"><text:bookmark-start text:name="devops-engineer-summary"/>DevOps Engineer Summary<text:bookmark-end text:name="devops-engineer-summary"/></text:h>
      <text:p text:style-name="First_20_paragraph">DevOps Engineer with 28 years of experience managing Linux, UNIX, <text:a xlink:type="simple" xlink:href="https://www.microsoft.com/en-us/windows/" office:name=""><text:span text:style-name="Definition">Windows</text:span></text:a>, and OSX/macOS systems. Programming languages have included Python, PHP, Perl, and Java.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text:p>
      <text:p text:style-name="Horizontal_20_Line"/>
      <text:h text:style-name="Heading_20_2" text:outline-level="2"><text:bookmark-start text:name="manager-summary"/>Manager Summary<text:bookmark-end text:name="manager-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p text:style-name="Horizontal_20_Line"/>
      <text:h text:style-name="Heading_20_2" text:outline-level="2"><text:bookmark-start text:name="software-engineer-summary"/>Software Engineer Summary<text:bookmark-end text:name="software-engineer-summary"/></text:h>
      <text:p text:style-name="First_20_paragraph">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Horizontal_20_Line"/>
      <text:h text:style-name="Heading_20_1" text:outline-level="1"><text:bookmark-start text:name="job-history"/>Job History<text:bookmark-end text:name="job-history"/></text:h>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list text:style-name="L1">
        <text:list-item>
          <text:p text:style-name="P1">Architected data streaming that manages 40T of data/day.</text:p>
        </text:list-item>
        <text:list-item>
          <text:p text:style-name="P1">Established new data centers in Europe and in Virginia.</text:p>
        </text:list-item>
        <text:list-item>
          <text:p text:style-name="P1">Migrated data center, moving processing of data pipelines to new data center.</text:p>
        </text:list-item>
        <text:list-item>
          <text:p text:style-name="P1">Split data management team into data platform and data product development.</text:p>
        </text:list-item>
        <text:list-item>
          <text:p text:style-name="P1">Guided the team through splitting our ETL pipelines into multiple repositories.</text:p>
        </text:list-item>
        <text:list-item>
          <text:p text:style-name="P1">Organized the migration of ETL pipelines from Python 2 to Python 3.</text:p>
        </text:list-item>
        <text:list-item>
          <text:p text:style-name="P1">Insituted and formalized processes and procedures for the team.</text:p>
        </text:list-item>
        <text:list-item>
          <text:p text:style-name="P1">Planned capacity to ensure we could handle incoming data throughout the year.</text:p>
        </text:list-item>
        <text:list-item>
          <text:p text:style-name="P1">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1">Acted as scrum master for the team.</text:p>
        </text:list-item>
        <text:list-item>
          <text:p text:style-name="P1">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1">Conducted interviews for my team and for teams that work closely with my team.</text:p>
        </text:list-item>
        <text:list-item>
          <text:p text:style-name="P1">Automated distribution of incident reports to all affected parties.</text:p>
        </text:list-item>
        <text:list-item>
          <text:p text:style-name="P1">Changed hardware profiles for <text:a xlink:type="simple" xlink:href="https://hadoop.apache.org/" office:name=""><text:span text:style-name="Definition">Hadoop</text:span></text:a> to remove storage and compute colocation.</text:p>
        </text:list-item>
        <text:list-item>
          <text:p text:style-name="P1">Onboarded new team members, helping them to fully integrate into the team.</text:p>
        </text:list-item>
        <text:list-item>
          <text:p text:style-name="P1">Held weekly 1 on 1 meetings with team members.</text:p>
        </text:list-item>
        <text:list-item>
          <text:p text:style-name="P1">Participated in on-call rotation.</text:p>
        </text:list-item>
        <text:list-item>
          <text:p text:style-name="P1">Developed new stories (including estimates) for our <text:a xlink:type="simple" xlink:href="https://www.atlassian.com/software/jira" office:name=""><text:span text:style-name="Definition">Jira</text:span></text:a> board.</text:p>
        </text:list-item>
        <text:list-item>
          <text:p text:style-name="P1">Prioritized tickets for our <text:a xlink:type="simple" xlink:href="https://www.atlassian.com/software/jira" office:name=""><text:span text:style-name="Definition">Jira</text:span></text:a> board.</text:p>
        </text:list-item>
        <text:list-item>
          <text:p text:style-name="P1">Passed annual HIPAA training for data protection.</text:p>
        </text:list-item>
        <text:list-item>
          <text:p text:style-name="P1">Upgraded <text:a xlink:type="simple" xlink:href="https://kafka.apache.org/" office:name=""><text:span text:style-name="Definition">Kafka</text:span></text:a> with zero downtime for producers and consumers.</text:p>
        </text:list-item>
        <text:list-item>
          <text:p text:style-name="P1">Deployed and configured <text:a xlink:type="simple" xlink:href="https://www.alluxio.io/" office:name=""><text:span text:style-name="Definition">Alluxio</text:span></text:a> for caching and data orchestration.</text:p>
        </text:list-item>
        <text:list-item>
          <text:p text:style-name="P1">Performance tuned <text:a xlink:type="simple" xlink:href="https://kafka.apache.org/" office:name=""><text:span text:style-name="Definition">Kafka</text:span></text:a>.</text:p>
        </text:list-item>
        <text:list-item>
          <text:p text:style-name="P1">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1">Built tool to graphically show the ETL pipelines.</text:p>
        </text:list-item>
        <text:list-item>
          <text:p text:style-name="P1">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1">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1">Production maintenance of data pipelines, including after hours support.</text:p>
        </text:list-item>
        <text:list-item>
          <text:p text:style-name="P1">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1">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1">Implemented data duplication between two <text:a xlink:type="simple" xlink:href="https://hadoop.apache.org/" office:name=""><text:span text:style-name="Definition">Hadoop</text:span></text:a> clusters.</text:p>
        </text:list-item>
        <text:list-item>
          <text:p text:style-name="P1">Upgraded <text:a xlink:type="simple" xlink:href="https://hadoop.apache.org/" office:name=""><text:span text:style-name="Definition">Hadoop</text:span></text:a> clusters with minimal downtime.</text:p>
        </text:list-item>
        <text:list-item>
          <text:p text:style-name="P1">Created ELT jobs to ingest third party data to make it available internally.</text:p>
        </text:list-item>
        <text:list-item>
          <text:p text:style-name="P1">Installed and configured multiple <text:a xlink:type="simple" xlink:href="https://hadoop.apache.org/" office:name=""><text:span text:style-name="Definition">Hadoop</text:span></text:a> clusters.</text:p>
        </text:list-item>
        <text:list-item>
          <text:p text:style-name="P1">Developed new ETL jobs to aggregate data from Pulsepoint’s RTB exchange.</text:p>
        </text:list-item>
        <text:list-item>
          <text:p text:style-name="P1">Optimized <text:a xlink:type="simple" xlink:href="https://hadoop.apache.org/" office:name=""><text:span text:style-name="Definition">Hadoop</text:span></text:a> jobs.</text:p>
        </text:list-item>
        <text:list-item>
          <text:p text:style-name="P1">Maintained <text:a xlink:type="simple" xlink:href="https://www.vertica.com/" office:name=""><text:span text:style-name="Definition">Vertica</text:span></text:a> cluster, including troubleshooting.</text:p>
        </text:list-item>
        <text:list-item>
          <text:p text:style-name="P1">Tested <text:a xlink:type="simple" xlink:href="https://cassandra.apache.org/_/index.html" office:name=""><text:span text:style-name="Definition">Cassandra</text:span></text:a> as a potential reporting database.</text:p>
        </text:list-item>
        <text:list-item>
          <text:p text:style-name="P1">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2">
        <text:list-item>
          <text:p text:style-name="P2">Developed lightweight monitoring tool for use within my group.</text:p>
        </text:list-item>
        <text:list-item>
          <text:p text:style-name="P2">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2">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3">
        <text:list-item>
          <text:p text:style-name="P3">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3">Organized weekly meetings for members of the frontend (OTGUI) team, providing a chance to discuss (in depth) the issues the team was facing.</text:p>
        </text:list-item>
        <text:list-item>
          <text:p text:style-name="P3">Found major security hole (remote code execution) and closed it.</text:p>
        </text:list-item>
        <text:list-item>
          <text:p text:style-name="P3">Debugged and resolved memory issues that were causing systems to shut down.</text:p>
        </text:list-item>
        <text:list-item>
          <text:p text:style-name="P3">Incorporated memcached into our stack to handle sessions and cached data.</text:p>
        </text:list-item>
        <text:list-item>
          <text:p text:style-name="P3">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3">Corrected Unicode handling errors in the code.</text:p>
        </text:list-item>
        <text:list-item>
          <text:p text:style-name="P3">Added holds and matters framework, allowing customers to state that documents belong to specific cases and should not be deleted while the cases are ongoing.</text:p>
        </text:list-item>
        <text:list-item>
          <text:p text:style-name="P3">Identified weaknesses in the database model, and added code to prevent those weaknesses from being hit.</text:p>
        </text:list-item>
        <text:list-item>
          <text:p text:style-name="P3">Wrote <text:a xlink:type="simple" xlink:href="https://www.python.org/" office:name=""><text:span text:style-name="Definition">Python</text:span></text:a> framework to manage long running background jobs.</text:p>
        </text:list-item>
        <text:list-item>
          <text:p text:style-name="P3">Reduced multi-hour <text:a xlink:type="simple" xlink:href="https://www.sqlalchemy.org/" office:name=""><text:span text:style-name="Definition">SQLAlchemy</text:span></text:a> bulk database jobs to minutes.</text:p>
        </text:list-item>
        <text:list-item>
          <text:p text:style-name="P3">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3">Documented internal server API, wrote a <text:a xlink:type="simple" xlink:href="https://www.python.org/" office:name=""><text:span text:style-name="Definition">Python</text:span></text:a> class to standardize it’s use.</text:p>
        </text:list-item>
        <text:list-item>
          <text:p text:style-name="P3">Added tag cloud (using <text:a xlink:type="simple" xlink:href="https://github.com/russelporosky/jQuery.awesomeCloud.plugin" office:name=""><text:span text:style-name="Definition">awesomecloud plugin for jQuery</text:span></text:a>).</text:p>
        </text:list-item>
        <text:list-item>
          <text:p text:style-name="P3">Added support for allowing customers to login using <text:a xlink:type="simple" xlink:href="https://www.openid.net/" office:name=""><text:span text:style-name="Definition">OpenID</text:span></text:a>.</text:p>
        </text:list-item>
        <text:list-item>
          <text:p text:style-name="P3">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3">Created new document production framework from scratch.</text:p>
        </text:list-item>
        <text:list-item>
          <text:p text:style-name="P3">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3">Created a tool to allow copying settings between instances.</text:p>
        </text:list-item>
        <text:list-item>
          <text:p text:style-name="P3">Added user preferences to the frontend.</text:p>
        </text:list-item>
        <text:list-item>
          <text:p text:style-name="P3">Resolved intermittent issue with drag/drop events that had been unsolvable by the existing team.</text:p>
        </text:list-item>
        <text:list-item>
          <text:p text:style-name="P3">Implemented login idle timeout functionality.</text:p>
        </text:list-item>
        <text:list-item>
          <text:p text:style-name="P3">Refactored <text:a xlink:type="simple" xlink:href="https://www.python.org/" office:name=""><text:span text:style-name="Definition">Python</text:span></text:a> and JavaScript code on a regular basis to reduce code repetition and increase legibility.</text:p>
        </text:list-item>
      </text:list>
      <text:p text:style-name="PageBreak"/>
      <text:h text:style-name="Heading_20_1" text:outline-level="1"><text:bookmark-start text:name="relevant-technical-skills"/>Relevant Technical Skills<text:bookmark-end text:name="relevant-technical-skills"/></text:h>
      <text:list text:style-name="L4">
        <text:list-item>
          <text:p text:style-name="P4"><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4"><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4"><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4"><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4"><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4"><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4"><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4"><text:span text:style-name="T1">Markup Languages:</text:span> CSS, HTML, Markdown, XML</text:p>
        </text:list-item>
        <text:list-item>
          <text:p text:style-name="P4"><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4"><text:span text:style-name="T1">Networking and Security:</text:span> <text:a xlink:type="simple" xlink:href="https://www.checkpoint.com/" office:name=""><text:span text:style-name="Definition">Checkpoint VPN</text:span></text:a>, Cisco, Firewall Design, TCP/IP</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p text:style-name="PageBreak"/>
      <text:h text:style-name="Heading_20_1" text:outline-level="1"><text:bookmark-start text:name="project-history"/>Project History<text:bookmark-end text:name="project-history"/></text:h>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5">
        <text:list-item>
          <text:p text:style-name="P5">Created new clusters, with new versions of relevant software, in the new data center.</text:p>
        </text:list-item>
        <text:list-item>
          <text:p text:style-name="P5">Updated ETL jobs as needed so that they would run exclusively in the new data center.</text:p>
        </text:list-item>
        <text:list-item>
          <text:p text:style-name="P5">Configured those ETL jobs to output copies of their data to the original data center.</text:p>
        </text:list-item>
        <text:list-item>
          <text:p text:style-name="P5">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6">
        <text:list-item>
          <text:p text:style-name="P6">Established a library cutoff version, after which the library would no longer support Python 2.</text:p>
        </text:list-item>
        <text:list-item>
          <text:p text:style-name="P6">Began regular release cycles for the library</text:p>
        </text:list-item>
        <text:list-item>
          <text:p text:style-name="P6">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7">
        <text:list-item>
          <text:p text:style-name="P7">Wrote code to walk a <text:a xlink:type="simple" xlink:href="https://www.python.org/" office:name=""><text:span text:style-name="Definition">Python</text:span></text:a> code base and extract specific attributes</text:p>
        </text:list-item>
        <text:list-item>
          <text:p text:style-name="P7">Produced syntactically valid <text:a xlink:type="simple" xlink:href="https://graphviz.org/" office:name=""><text:span text:style-name="Definition">Dot</text:span></text:a> files.</text:p>
        </text:list-item>
        <text:list-item>
          <text:p text:style-name="P7">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9">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9"><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9"><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8">
        <text:list-item>
          <text:p text:style-name="P10">Deployed a <text:a xlink:type="simple" xlink:href="https://cassandra.apache.org/_/index.html" office:name=""><text:span text:style-name="Definition">Cassandra</text:span></text:a> cluster.</text:p>
        </text:list-item>
        <text:list-item>
          <text:p text:style-name="P10">Produced data sets into that cluster.</text:p>
        </text:list-item>
        <text:list-item>
          <text:p text:style-name="P10">Confirmed queries ran, and ran well.</text:p>
        </text:list-item>
        <text:list-item>
          <text:p text:style-name="P10">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12">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2">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2"><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2"><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9">
        <text:list-item>
          <text:p text:style-name="P13">Installed <text:a xlink:type="simple" xlink:href="https://www.cloudera.com/products/open-source/apache-hadoop/key-cdh-components.html" office:name=""><text:span text:style-name="Definition">Cloudera Distribution of Hadoop</text:span></text:a> across the cluster.</text:p>
        </text:list-item>
        <text:list-item>
          <text:p text:style-name="P13">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13">Ensured that the same data jobs running in the primary cluster were running in the secondary cluster.</text:p>
        </text:list-item>
        <text:list-item>
          <text:p text:style-name="P13">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15">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5">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5"><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5"><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10">
        <text:list-item>
          <text:p text:style-name="P16">Developed migration strategy to transition from <text:a xlink:type="simple" xlink:href="https://sqoop.apache.org/" office:name=""><text:span text:style-name="Definition">Sqoop</text:span></text:a> to FreeBCP.</text:p>
        </text:list-item>
        <text:list-item>
          <text:p text:style-name="P16">Tested FreeBCP as a substitue for <text:a xlink:type="simple" xlink:href="https://sqoop.apache.org/" office:name=""><text:span text:style-name="Definition">Sqoop</text:span></text:a>.</text:p>
        </text:list-item>
        <text:list-item>
          <text:p text:style-name="P16">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18">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11">
        <text:list-item>
          <text:p text:style-name="P19">Performance tested existing <text:a xlink:type="simple" xlink:href="https://www.vertica.com/" office:name=""><text:span text:style-name="Definition">Vertica</text:span></text:a> queries.</text:p>
        </text:list-item>
        <text:list-item>
          <text:p text:style-name="P19">Stood up several competitors and compared their performance using the same queries.</text:p>
        </text:list-item>
        <text:list-item>
          <text:p text:style-name="P19">Compared maintenance of these environments to Vertica.</text:p>
        </text:list-item>
        <text:list-item>
          <text:p text:style-name="P19">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21">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12">
        <text:list-item>
          <text:p text:style-name="P22">Divided the team into two distinct functional teams.</text:p>
        </text:list-item>
        <text:list-item>
          <text:p text:style-name="P22">Divided the code between the two teams to reflect their individual functions.</text:p>
        </text:list-item>
        <text:list-item>
          <text:p text:style-name="P22">Divided the <text:a xlink:type="simple" xlink:href="https://www.atlassian.com/software/jira" office:name=""><text:span text:style-name="Definition">Jira</text:span></text:a> board between the two teams.</text:p>
        </text:list-item>
        <text:list-item>
          <text:p text:style-name="P22">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24">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13">
        <text:list-item>
          <text:p text:style-name="P25">Developed cross-repository dependency system for ETL jobs.</text:p>
        </text:list-item>
        <text:list-item>
          <text:p text:style-name="P25">Agreed on terms to decide which team got which piece of code from the original repository.</text:p>
        </text:list-item>
        <text:list-item>
          <text:p text:style-name="P25">Created new repositories to get that code.</text:p>
        </text:list-item>
        <text:list-item>
          <text:p text:style-name="P25">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14">
        <text:list-item>
          <text:p text:style-name="P26">Debugged issues with drag/drop on mobile browsers.</text:p>
        </text:list-item>
        <text:list-item>
          <text:p text:style-name="P26">Designed new interface for maximum flexibility, and to allow easy refinement of queries as they are being built.</text:p>
        </text:list-item>
        <text:list-item>
          <text:p text:style-name="P26">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15">
        <text:list-item>
          <text:p text:style-name="P27">Debugged threading/locking/memory usage issues with <text:a xlink:type="simple" xlink:href="https://pypi.org/project/Paste/" office:name=""><text:span text:style-name="Definition">Paster</text:span></text:a>.</text:p>
        </text:list-item>
        <text:list-item>
          <text:p text:style-name="P27">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27">Developed automatic <text:a xlink:type="simple" xlink:href="https://httpd.apache.org/" office:name=""><text:span text:style-name="Definition">Apache</text:span></text:a> configuration for use within our local st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9-14T19:49:54Z</meta:creation-date>
    <dc:date>2025-09-14T19:49:54Z</dc:date>
  </office:meta>
</office:document-meta>
</file>